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80ce7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fd18d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0f4f6"/>
    </style:style>
    <style:style style:name="T14" style:family="text">
      <style:text-properties officeooo:rsid="00255642"/>
    </style:style>
    <style:style style:name="T15" style:family="text">
      <style:text-properties officeooo:rsid="0026e5c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sp. zn. </text:span>#4556</text:p>
      <text:p text:style-name="P18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3">Eliška Holšánová</text:span></text:p>
            <text:p text:style-name="P17"><text:span text:style-name="T9">ročník</text:span>: <text:span text:style-name="T13">1994</text:span> <text:s text:c="32"/><text:span text:style-name="T12">bydliště: Zelinova 589, 76005 Zlín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2">Středočes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text:span text:style-name="T14">nejvýše 300h v roce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5"><text:span text:style-name="T14">Dohoda o provedení práce</text:span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5">Od 01-01-2017, Do 30.4. 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<text:span text:style-name="T14">Bc. </text:span>Vojtěch Pikal<text:tab/><text:tab/><text:tab/><text:span text:style-name="T13">Eliška Holšánová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1T14:54:56.027061859</dc:date>
    <meta:editing-cycles>105</meta:editing-cycles>
    <meta:editing-duration>P24DT13H21M36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328" meta:image-count="1" meta:non-whitespace-character-count="1132" meta:object-count="0" meta:page-count="1" meta:paragraph-count="32" meta:table-count="1" meta:word-count="172"/>
    <meta:user-defined meta:name="Informace 1"/>
    <meta:user-defined meta:name="Informace 2"/>
    <meta:user-defined meta:name="Informace 3"/>
    <meta:user-defined meta:name="Informace 4"/>
  </office:meta>
</office:document-meta>
</file>